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wrap-option="wrap"/>
      <style:text-properties style:font-name="Arial" fo:font-size="10pt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9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use-window-font-color="true" fo:font-weight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Data.C4]" office:value-type="float" office:value="4">
            <text:p>4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1">
            <text:p>1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New document</text:p>
          </table:table-cell>
          <table:table-cell table:style-name="ce28" office:value-type="string">
            <text:p>Hanh.Ly</text:p>
          </table:table-cell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ECMS_01</text:p>
          </table:table-cell>
          <table:table-cell table:style-name="ce43" office:value-type="string">
            <text:p>Basic functions on WC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2</text:p>
          </table:table-cell>
          <table:table-cell table:style-name="ce44" office:value-type="string">
            <text:p>Basic functions on Site Explor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3</text:p>
          </table:table-cell>
          <table:table-cell table:style-name="ce44" office:value-type="string">
            <text:p>Basic functions on Site Administration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4</text:p>
          </table:table-cell>
          <table:table-cell table:style-name="ce44" office:value-type="string">
            <text:p>Basic functions on Workflow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66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6"/>
          <table:table-cell table:style-name="ce84"/>
          <table:table-cell table:style-name="ce72" table:number-columns-repeated="2"/>
          <table:table-cell table:style-name="ce105" table:number-columns-repeated="220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2" table:number-columns-repeated="4"/>
          <table:table-cell table:style-name="ce66"/>
          <table:table-cell table:style-name="ce84"/>
          <table:table-cell table:style-name="ce72" table:number-columns-repeated="2"/>
          <table:table-cell table:style-name="ce106"/>
          <table:table-cell table:style-name="ce106" office:value-type="string">
            <text:p>Pass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3" office:value-type="string">
            <text:p>Functions List<text:span text:style-name="T4">:</text:span></text:p>
          </table:table-cell>
          <table:table-cell table:style-name="ce77" table:number-columns-spanned="3" table:number-rows-spanned="1"/>
          <table:covered-table-cell table:style-name="ce83"/>
          <table:covered-table-cell table:style-name="ce78"/>
          <table:table-cell table:style-name="ce66"/>
          <table:table-cell table:style-name="ce84"/>
          <table:table-cell table:style-name="ce99"/>
          <table:table-cell table:style-name="ce103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1004])" office:value-type="float" office:value="4" table:number-columns-spanned="3" table:number-rows-spanned="1">
            <text:p>4</text:p>
          </table:table-cell>
          <table:covered-table-cell table:style-name="ce84"/>
          <table:covered-table-cell table:style-name="ce84"/>
          <table:table-cell table:style-name="ce66"/>
          <table:table-cell table:style-name="ce84"/>
          <table:table-cell table:style-name="ce99"/>
          <table:table-cell table:style-name="ce104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7"/>
          <table:table-cell table:style-name="ce74"/>
          <table:table-cell table:style-name="ce67" table:number-columns-repeated="7"/>
          <table:table-cell table:style-name="ce107"/>
          <table:table-cell table:style-name="ce107" office:value-type="string">
            <text:p>Untested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67" table:number-columns-repeated="232"/>
          <table:table-cell table:style-name="ce66" table:number-columns-repeated="9"/>
        </table:table-row>
        <table:table-row table:style-name="ro1">
          <table:table-cell table:style-name="ce68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16" table:number-columns-repeated="211"/>
          <table:table-cell table:style-name="ce84" table:number-columns-repeated="17"/>
          <table:table-cell table:style-name="ce66" table:number-columns-repeated="9"/>
        </table:table-row>
        <table:table-row table:style-name="ro13">
          <table:table-cell table:style-name="ce69" office:value-type="float" office:value="1">
            <text:p>001</text:p>
          </table:table-cell>
          <table:table-cell table:style-name="ce39" office:value-type="string">
            <text:p>SMOKE_ECMS_01</text:p>
          </table:table-cell>
          <table:table-cell table:style-name="ce79" office:value-type="float" office:value="1">
            <text:p>001</text:p>
          </table:table-cell>
          <table:table-cell table:style-name="ce85" office:value-type="string">
            <text:p>Smoke/ecms/wcm</text:p>
          </table:table-cell>
          <table:table-cell table:style-name="ce43" office:value-type="string">
            <text:p>Basic functions on WCM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08" table:number-columns-repeated="2"/>
          <table:table-cell table:style-name="ce114" table:number-columns-repeated="235"/>
          <table:table-cell table:style-name="ce117"/>
          <table:table-cell table:style-name="ce66" table:number-columns-repeated="9"/>
        </table:table-row>
        <table:table-row table:style-name="ro14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0" office:value-type="string">
            <text:p>SMOKE_ECMS_01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2" office:value-type="string">
            <text:p>Step 2: Create new SCV page</text:p>
          </table:table-cell>
          <table:table-cell table:style-name="ce92" office:value-type="string">
            <text:p><text:span text:style-name="T7">- Select </text:span><text:span text:style-name="T8">Site Editor → Add new page </text:span></text:p>
            <text:p><text:span text:style-name="T9">- Put title, name for new page</text:span></text:p>
            <text:p><text:span text:style-name="T9">- Drag and drop 1 Content Detail portlet into this page</text:span></text:p>
            <text:p><text:span text:style-name="T9">- Add content for page</text:span></text:p>
            <text:p><text:span text:style-name="T9">- Save</text:span></text:p>
          </table:table-cell>
          <table:table-cell table:style-name="ce92" office:value-type="string">
            <text:p>New page is created successfully. Content of page is display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4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0" office:value-type="string">
            <text:p>SMOKE_ECMS_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2" office:value-type="string">
            <text:p>Step 3: Create new SCV page</text:p>
          </table:table-cell>
          <table:table-cell table:style-name="ce92" office:value-type="string">
            <text:p><text:span text:style-name="T7">- Select </text:span><text:span text:style-name="T8">Site Editor → <text:s/>Add new page </text:span></text:p>
            <text:p><text:span text:style-name="T9">- Put title, name for new page</text:span></text:p>
            <text:p><text:span text:style-name="T9">- Drag and drop 1 Content List portlet into this page</text:span></text:p>
            <text:p><text:span text:style-name="T9">- Add content for page</text:span></text:p>
            <text:p><text:span text:style-name="T9">- Save</text:span></text:p>
          </table:table-cell>
          <table:table-cell table:style-name="ce92" office:value-type="string">
            <text:p>New page is created successfully. Content of page is display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2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0" office:value-type="string">
            <text:p>SMOKE_ECMS_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3" office:value-type="string">
            <text:p>Step 4: Log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10" table:number-columns-repeated="247"/>
        </table:table-row>
        <table:table-row table:style-name="ro13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76" office:value-type="string">
            <text:p>SMOKE_ECMS_02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7" office:value-type="string">
            <text:p>Smoke/ecms/se</text:p>
          </table:table-cell>
          <table:table-cell table:style-name="ce44" office:value-type="string">
            <text:p>Basic functions on Site Explorer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4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2: Create document</text:p>
          </table:table-cell>
          <table:table-cell table:style-name="ce97" office:value-type="string">
            <text:p>- Go to <text:span text:style-name="T10">Sites Explorer</text:span></text:p>
            <text:p>- Select any drive</text:p>
            <text:p>- Click on <text:span text:style-name="T10">Add document</text:span> icon in action bar</text:p>
            <text:p>- Select template: <text:span text:style-name="T10">Article</text:span></text:p>
            <text:p>- Fill values</text:p>
            <text:p>- Save2</text:p>
          </table:table-cell>
          <table:table-cell table:style-name="ce97" office:value-type="string">
            <text:p>New Article document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3: Create web content</text:p>
          </table:table-cell>
          <table:table-cell table:style-name="ce97" office:value-type="string">
            <text:p>- Go to <text:span text:style-name="T10">Sites Explorer</text:span></text:p>
            <text:p>- Select any drive</text:p>
            <text:p>- Click on <text:span text:style-name="T10">Add document</text:span> icon in action bar</text:p>
            <text:p>- Select template: <text:span text:style-name="T10">Free layout web content</text:span></text:p>
            <text:p>- Fill values</text:p>
            <text:p>- Save</text:p>
          </table:table-cell>
          <table:table-cell table:style-name="ce98" office:value-type="string">
            <text:p>New web content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4" office:value-type="string">
            <text:p>Step 4: Edit document/web content</text:p>
          </table:table-cell>
          <table:table-cell table:style-name="ce98" office:value-type="string">
            <text:p>- Create 1 document/web content</text:p>
            <text:p>- Select this doc/web</text:p>
            <text:p>- Click on <text:span text:style-name="T10">Edit</text:span> icon in action bar</text:p>
            <text:p>- Change values</text:p>
            <text:p>- Save</text:p>
          </table:table-cell>
          <table:table-cell table:style-name="ce97" office:value-type="string">
            <text:p>Document/web content is changed successfully. New content is displayed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5: Delete document/web content</text:p>
          </table:table-cell>
          <table:table-cell table:style-name="ce98" office:value-type="string">
            <text:p>- Create 1 document/web content</text:p>
            <text:p>- Right click on this document/web content and select <text:span text:style-name="T10">Delete</text:span></text:p>
            <text:p>- Click <text:span text:style-name="T10">OK</text:span> on confirm message</text:p>
          </table:table-cell>
          <table:table-cell table:style-name="ce100" office:value-type="string">
            <text:p>Document/web content is deleted.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2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6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76" office:value-type="string">
            <text:p>SMOKE_ECMS_03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44" office:value-type="string">
            <text:p>Basic functions on Site Administration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2: Create new template</text:p>
          </table:table-cell>
          <table:table-cell table:style-name="ce93" office:value-type="string">
            <text:p>- Go to <text:span text:style-name="T10">Site Administration → Content Presentation → <text:s/>Manage template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template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3: Create new view</text:p>
          </table:table-cell>
          <table:table-cell table:style-name="ce93" office:value-type="string">
            <text:p>- Go to <text:span text:style-name="T10">Site Administration → Content Presentation → <text:s/>Manage Views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view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4: Create new drive</text:p>
          </table:table-cell>
          <table:table-cell table:style-name="ce93" office:value-type="string">
            <text:p>- Go to <text:span text:style-name="T10">Site Administration → Content Presentation → <text:s/>Manage Drive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drive is created successfully</text:p>
          </table:table-cell>
          <table:table-cell table:style-name="ce91" office:value-type="string">
            <text:p>High</text:p>
          </table:table-cell>
          <table:table-cell table:style-name="ce110" table:number-columns-repeated="247"/>
        </table:table-row>
        <table:table-row table:style-name="ro12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5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3">
          <table:table-cell table:style-name="ce6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76" office:value-type="string">
            <text:p>SMOKE_ECMS_04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87" office:value-type="string">
            <text:p>Smoke/ecms/wkf</text:p>
          </table:table-cell>
          <table:table-cell table:style-name="ce44" office:value-type="string">
            <text:p>Basic functions on Workflow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6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0" office:value-type="string">
            <text:p>SMOKE_ECMS_04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86" office:value-type="string">
            <text:p>Smoke/ecms/wkf</text:p>
          </table:table-cell>
          <table:table-cell table:style-name="ce90" office:value-type="string">
            <text:p>Basic functions on Workflow</text:p>
          </table:table-cell>
          <table:table-cell table:style-name="ce95" office:value-type="string">
            <text:p>Step 2: Create a request</text:p>
          </table:table-cell>
          <table:table-cell table:style-name="ce95" office:value-type="string">
            <text:p>- Go to <text:span text:style-name="T10">Business Process Controller → </text:span></text:p>
            <text:p><text:span text:style-name="T10">BP Definition Controller</text:span></text:p>
            <text:p>- Create a request</text:p>
            <text:p>- Approve this request</text:p>
          </table:table-cell>
          <table:table-cell table:style-name="ce95" office:value-type="string">
            <text:p>Request is approv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2">
          <table:table-cell table:style-name="ce6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0" office:value-type="string">
            <text:p>SMOKE_ECMS_04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86" office:value-type="string">
            <text:p>Smoke/ecms/wkf</text:p>
          </table:table-cell>
          <table:table-cell table:style-name="ce90" office:value-type="string">
            <text:p>Basic functions on Workflow</text:p>
          </table:table-cell>
          <table:table-cell table:style-name="ce95" office:value-type="string">
            <text:p>Step 3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4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92" table:number-columns-repeated="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5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5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3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1" table:number-rows-repeated="10">
          <table:table-cell table:style-name="ce66" table:number-columns-repeated="256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8" office:value-type="string" table:number-columns-spanned="4" table:number-rows-spanned="2">
            <text:p>Smoke Tests</text:p>
          </table:table-cell>
          <table:covered-table-cell table:style-name="ce121"/>
          <table:covered-table-cell table:style-name="ce121"/>
          <table:covered-table-cell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12">
          <table:table-cell table:style-name="ce39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cm</text:p>
          </table:table-cell>
          <table:table-cell table:style-name="ce43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se</text:p>
          </table:table-cell>
          <table:table-cell table:style-name="ce43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adm</text:p>
          </table:table-cell>
          <table:table-cell table:style-name="ce43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kf</text:p>
          </table:table-cell>
          <table:table-cell table:style-name="ce43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4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4:45:13</dc:date>
    <meta:print-date>2008-06-17T00:45:47</meta:print-date>
    <meta:editing-cycles>765</meta:editing-cycles>
    <meta:editing-duration>PT302H18M39S</meta:editing-duration>
    <dc:creator>hanhly </dc:creator>
    <meta:document-statistic meta:table-count="4" meta:cell-count="265" meta:object-count="1"/>
    <meta:user-defined meta:name="Info 1"/>
    <meta:user-defined meta:name="Info 2"/>
    <meta:user-defined meta:name="Info 3"/>
    <meta:user-defined meta:name="Info 4"/>
  </office:meta>
</office:document-meta>
</file>